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draw:frame draw:style-name="fr1" draw:name="Объект1" text:anchor-type="paragraph" svg:width="9.033cm" svg:height="2.70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<draw:frame draw:style-name="fr1" draw:name="Объект2" text:anchor-type="paragraph" svg:width="16.002cm" svg:height="9.006cm" draw:z-index="1"><draw:object xlink:href="./Object 2" xlink:type="simple" xlink:show="embed" xlink:actuate="onLoad"/><draw:image xlink:href="./ObjectReplacements/Object 2" xlink:type="simple" xlink:show="embed" xlink:actuate="onLoad"/></draw:frame>This report shows that the most efficient algorithm is sunday, due to skiping some of characters when pattern[j] doesn't equal table[i+j] so for best case scenarion it's time is (n) , Kmp And FSM are aproximately the same, but something wrong goes with rabin-karp algorithm because it's time is</text:p>
      <text:p text:style-name="Standard">always (3*n), it recomputes all characters on by one. So that if some one need one universal algorithm for patter matching i would recomend sunday algorithm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M41S</meta:editing-duration>
    <meta:editing-cycles>3</meta:editing-cycles>
    <meta:generator>OpenOffice/4.1.3$Win32 OpenOffice.org_project/413m1$Build-9783</meta:generator>
    <dc:date>2019-04-14T23:53:37.35</dc:date>
    <meta:document-statistic meta:table-count="0" meta:image-count="0" meta:object-count="2" meta:page-count="1" meta:paragraph-count="2" meta:word-count="75" meta:character-count="45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3" table:default-cell-style-name="ce1"/>
        <table:table-row table:style-name="ro1">
          <table:table-cell office:value-type="string">
            <text:p>Size of Table</text:p>
          </table:table-cell>
          <table:table-cell table:style-name="Default" office:value-type="float" office:value="24533">
            <text:p>24533</text:p>
          </table:table-cell>
          <table:table-cell table:style-name="Default" office:value-type="float" office:value="46370">
            <text:p>46370</text:p>
          </table:table-cell>
          <table:table-cell table:style-name="Default" office:value-type="float" office:value="61146">
            <text:p>61146</text:p>
          </table:table-cell>
        </table:table-row>
        <table:table-row table:style-name="ro1">
          <table:table-cell office:value-type="string">
            <text:p>Brute</text:p>
          </table:table-cell>
          <table:table-cell office:value-type="float" office:value="0.373729">
            <text:p>0,373729</text:p>
          </table:table-cell>
          <table:table-cell office:value-type="float" office:value="0.44405">
            <text:p>0,444050</text:p>
          </table:table-cell>
          <table:table-cell office:value-type="float" office:value="0.553482">
            <text:p>0,553482</text:p>
          </table:table-cell>
        </table:table-row>
        <table:table-row table:style-name="ro1">
          <table:table-cell office:value-type="string">
            <text:p>Carp</text:p>
          </table:table-cell>
          <table:table-cell office:value-type="float" office:value="0.745482">
            <text:p>0,745482</text:p>
          </table:table-cell>
          <table:table-cell office:value-type="float" office:value="1.153976">
            <text:p>1,153976</text:p>
          </table:table-cell>
          <table:table-cell office:value-type="float" office:value="1.507952">
            <text:p>1,507952</text:p>
          </table:table-cell>
        </table:table-row>
        <table:table-row table:style-name="ro1">
          <table:table-cell office:value-type="string">
            <text:p>Sunday</text:p>
          </table:table-cell>
          <table:table-cell office:value-type="float" office:value="0.173037">
            <text:p>0,173037</text:p>
          </table:table-cell>
          <table:table-cell office:value-type="float" office:value="0.248099">
            <text:p>0,248099</text:p>
          </table:table-cell>
          <table:table-cell office:value-type="float" office:value="0.323556">
            <text:p>0,323556</text:p>
          </table:table-cell>
        </table:table-row>
        <table:table-row table:style-name="ro1">
          <table:table-cell office:value-type="string">
            <text:p>KMP</text:p>
          </table:table-cell>
          <table:table-cell office:value-type="float" office:value="0.348445">
            <text:p>0,348445</text:p>
          </table:table-cell>
          <table:table-cell office:value-type="float" office:value="0.524642">
            <text:p>0,524642</text:p>
          </table:table-cell>
          <table:table-cell office:value-type="float" office:value="0.890865">
            <text:p>0,890865</text:p>
          </table:table-cell>
        </table:table-row>
        <table:table-row table:style-name="ro1">
          <table:table-cell office:value-type="string">
            <text:p>FSM</text:p>
          </table:table-cell>
          <table:table-cell office:value-type="float" office:value="0.455111">
            <text:p>0,455111</text:p>
          </table:table-cell>
          <table:table-cell office:value-type="float" office:value="0.578371">
            <text:p>0,578371</text:p>
          </table:table-cell>
          <table:table-cell office:value-type="float" office:value="0.871112">
            <text:p>0,871112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number-style style:name="N110">
      <number:number number:decimal-places="6"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4">14.04.2019</text:date>, <text:time>23:48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6">
      <number:number number:decimal-places="6" number:min-integer-digits="1"/>
    </number:number-style>
    <number:date-style style:name="N8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6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06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106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1cm" svg:height="9.006cm" xlink:href="." xlink:type="simple" chart:class="chart:bar" chart:style-name="ch1">
        <chart:legend chart:legend-position="end" svg:x="14.32cm" svg:y="3.667cm" style:legend-expansion="high" chart:style-name="ch2"/>
        <chart:plot-area chart:style-name="ch3" chart:data-source-has-labels="both" svg:x="1.358cm" svg:y="0.855cm" svg:width="12.322cm" svg:height="6.963cm">
          <chartooo:coordinate-region svg:x="2.085cm" svg:y="1.067cm" svg:width="11.595cm" svg:height="6.078cm"/>
          <chart:axis chart:dimension="x" chart:name="primary-x" chart:style-name="ch4" chartooo:axis-type="auto">
            <chartooo:date-scale/>
            <chart:title svg:x="6.774cm" svg:y="7.999cm" chart:style-name="ch5">
              <text:p>Algorithm</text:p>
            </chart:title>
            <chart:categories table:cell-range-address="local-table.$A$2:.$A$6"/>
          </chart:axis>
          <chart:axis chart:dimension="y" chart:name="primary-y" chart:style-name="ch6">
            <chart:title svg:x="0.451cm" svg:y="4.764cm" chart:style-name="ch7">
              <text:p>Time</text:p>
            </chart:title>
            <chart:grid chart:style-name="ch8" chart:class="major"/>
          </chart:axis>
          <chart:series chart:style-name="ch9" chart:values-cell-range-address="local-table.$B$2:.$B$6" chart:label-cell-address="local-table.$B$1" chart:class="chart:bar">
            <chart:data-point chart:repeated="5"/>
          </chart:series>
          <chart:series chart:style-name="ch10" chart:values-cell-range-address="local-table.$C$2:.$C$6" chart:label-cell-address="local-table.$C$1" chart:class="chart:bar">
            <chart:data-point chart:repeated="5"/>
          </chart:series>
          <chart:series chart:style-name="ch11" chart:values-cell-range-address="local-table.$D$2:.$D$6" chart:label-cell-address="local-table.$D$1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4533</text:p>
              </table:table-cell>
              <table:table-cell office:value-type="string">
                <text:p>46370</text:p>
              </table:table-cell>
              <table:table-cell office:value-type="string">
                <text:p>61146</text:p>
              </table:table-cell>
            </table:table-row>
          </table:table-header-rows>
          <table:table-rows>
            <table:table-row>
              <table:table-cell office:value-type="string">
                <text:p>Brute</text:p>
              </table:table-cell>
              <table:table-cell office:value-type="float" office:value="0.373729">
                <text:p>0.373729</text:p>
              </table:table-cell>
              <table:table-cell office:value-type="float" office:value="0.44405">
                <text:p>0.44405</text:p>
              </table:table-cell>
              <table:table-cell office:value-type="float" office:value="0.553482">
                <text:p>0.553482</text:p>
              </table:table-cell>
            </table:table-row>
            <table:table-row>
              <table:table-cell office:value-type="string">
                <text:p>Carp</text:p>
              </table:table-cell>
              <table:table-cell office:value-type="float" office:value="0.745482">
                <text:p>0.745482</text:p>
              </table:table-cell>
              <table:table-cell office:value-type="float" office:value="1.153976">
                <text:p>1.153976</text:p>
              </table:table-cell>
              <table:table-cell office:value-type="float" office:value="1.507952">
                <text:p>1.507952</text:p>
              </table:table-cell>
            </table:table-row>
            <table:table-row>
              <table:table-cell office:value-type="string">
                <text:p>Sunday</text:p>
              </table:table-cell>
              <table:table-cell office:value-type="float" office:value="0.173037">
                <text:p>0.173037</text:p>
              </table:table-cell>
              <table:table-cell office:value-type="float" office:value="0.248099">
                <text:p>0.248099</text:p>
              </table:table-cell>
              <table:table-cell office:value-type="float" office:value="0.323556">
                <text:p>0.323556</text:p>
              </table:table-cell>
            </table:table-row>
            <table:table-row>
              <table:table-cell office:value-type="string">
                <text:p>KMP</text:p>
              </table:table-cell>
              <table:table-cell office:value-type="float" office:value="0.348445">
                <text:p>0.348445</text:p>
              </table:table-cell>
              <table:table-cell office:value-type="float" office:value="0.524642">
                <text:p>0.524642</text:p>
              </table:table-cell>
              <table:table-cell office:value-type="float" office:value="0.890865">
                <text:p>0.890865</text:p>
              </table:table-cell>
            </table:table-row>
            <table:table-row>
              <table:table-cell office:value-type="string">
                <text:p>FSM</text:p>
              </table:table-cell>
              <table:table-cell office:value-type="float" office:value="0.455111">
                <text:p>0.455111</text:p>
              </table:table-cell>
              <table:table-cell office:value-type="float" office:value="0.578371">
                <text:p>0.578371</text:p>
              </table:table-cell>
              <table:table-cell office:value-type="float" office:value="0.871112">
                <text:p>0.8711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